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5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6.194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1.746cm"/>
    </style:style>
    <style:style style:name="ro9" style:family="table-row">
      <style:table-row-properties style:row-height="0.49cm" fo:break-before="auto" style:use-optimal-row-height="true"/>
    </style:style>
    <style:style style:name="ro10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17cm" fo:break-before="auto" style:use-optimal-row-height="true"/>
    </style:style>
    <style:style style:name="ro12" style:family="table-row">
      <style:table-row-properties style:row-height="0.882cm" fo:break-before="auto" style:use-optimal-row-height="true"/>
    </style:style>
    <style:style style:name="ro13" style:family="table-row">
      <style:table-row-properties style:row-height="2.18cm" fo:break-before="auto" style:use-optimal-row-height="false"/>
    </style:style>
    <style:style style:name="ro14" style:family="table-row">
      <style:table-row-properties style:row-height="1.184cm" fo:break-before="auto" style:use-optimal-row-height="false"/>
    </style:style>
    <style:style style:name="ro15" style:family="table-row">
      <style:table-row-properties style:row-height="0.524cm" fo:break-before="auto" style:use-optimal-row-height="false"/>
    </style:style>
    <style:style style:name="ro16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2.187cm" fo:break-before="auto" style:use-optimal-row-height="true"/>
    </style:style>
    <style:style style:name="ro18" style:family="table-row">
      <style:table-row-properties style:row-height="2.177cm" fo:break-before="auto" style:use-optimal-row-height="false"/>
    </style:style>
    <style:style style:name="ro19" style:family="table-row">
      <style:table-row-properties style:row-height="1.185cm" fo:break-before="auto" style:use-optimal-row-height="false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95" style:family="table-cell" style:parent-style-name="Default" style:data-style-name="N0"/>
    <style:style style:name="ce100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0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0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1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42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45" style:family="table-cell" style:parent-style-name="Default" style:data-style-name="N0">
      <style:table-cell-properties fo:background-color="transparent" fo:border="0.06pt solid #000000"/>
    </style:style>
    <style:style style:name="ce146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4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ext-properties style:font-name="Calibri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" fo:font-size="12pt" style:font-size-asian="12pt" style:font-size-complex="12pt"/>
    </style:style>
    <style:style style:name="ce98" style:family="table-cell" style:parent-style-name="Default" style:data-style-name="N0"/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29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3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5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6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7" style:family="table-cell" style:parent-style-name="Default">
      <style:text-properties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59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0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1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2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6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0"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90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9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5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6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9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98" style:family="table-cell" style:parent-style-name="Default" style:data-style-name="N0">
      <style:table-cell-properties fo:background-color="transparent" fo:border="0.06pt solid #000000"/>
    </style:style>
    <style:style style:name="ce199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fo:color="#ff0000" loext:opacity="100%" style:text-underline-style="solid" style:text-underline-width="auto" style:text-underline-color="font-color"/>
    </style:style>
    <style:style style:name="T54" style:family="text">
      <style:text-properties fo:color="#ff0000" loext:opacity="100%"/>
    </style:style>
    <style:style style:name="T55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00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00" loext:opacity="100%"/>
    </style:style>
    <style:style style:name="T51" style:family="text">
      <style:text-properties style:text-outline="false" style:text-line-through-style="none" style:text-line-through-type="none" style:text-position="0% 100%" style:font-name="Calibri2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T57" style:family="text">
      <style:text-properties fo:color="#ff8000" loext:opacity="100%"/>
    </style:style>
    <style:style style:name="T58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59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60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38" loext:opacity="100%"/>
    </style:style>
    <style:style style:name="T63" style:family="text">
      <style:text-properties fo:color="#ffff38" loext:opacity="100%" fo:font-weight="bold" style:font-weight-asian="bold" style:font-weight-complex="bold"/>
    </style:style>
    <style:style style:name="T64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angal" style:font-size-asian="14pt" style:language-asian="hi" style:country-asian="IN" style:font-style-asian="normal" style:font-weight-asian="normal" style:font-name-complex="Calibri2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ffff00" loext:opacity="100%" fo:font-weight="normal" style:font-weight-asian="normal" style:font-weight-complex="normal"/>
    </style:style>
    <style:style style:name="T70" style:family="text">
      <style:text-properties fo:color="#ffff00" loext:opacity="100%" style:text-underline-style="none" fo:font-weight="normal" style:font-weight-asian="normal" style:font-weight-complex="normal"/>
    </style:style>
    <style:style style:name="T71" style:family="text">
      <style:text-properties fo:color="#ffff00" loext:opacity="100%" style:font-name="Mono1"/>
    </style:style>
    <style:style style:name="T72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00" loext:opacity="100%" fo:font-weight="normal" style:font-weight-asian="normal" style:font-weight-complex="normal"/>
    </style:style>
    <style:style style:name="T77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ff00" loext:opacity="100%" fo:font-weight="bold" style:font-weight-asian="bold" style:font-weight-complex="bold"/>
    </style:style>
    <style:style style:name="T82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ff00" loext:opacity="100%" style:text-outline="false" style:text-line-through-style="none" style:text-line-through-type="none" style:font-name="Calibri2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ff00" loext:opacity="100%" style:text-outline="false" style:text-line-through-style="none" style:text-line-through-type="none" style:font-name="Calibri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ffff00" loext:opacity="100%" style:text-outline="false" style:text-line-through-style="none" style:text-line-through-type="none" style:font-name="Mono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ff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0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1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2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03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7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8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9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0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5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26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4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0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6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6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07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0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9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10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29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2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6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11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7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38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0000"/>
    </style:style>
    <style:style style:name="T139" style:family="text">
      <style:text-properties fo:font-size="11pt" fo:font-weight="normal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140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41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 fo:font-size="11pt" style:font-size-asian="11pt" style:font-size-complex="11pt"/>
    </style:style>
    <style:style style:name="T142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3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8000"/>
    </style:style>
    <style:style style:name="T145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6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147" style:family="text">
      <style:text-properties fo:color="#ffff00"/>
    </style:style>
    <style:style style:name="T148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50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51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bold" style:font-weight-asian="bold" style:font-weight-complex="bold"/>
    </style:style>
    <style:style style:name="T152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/>
    </style:style>
    <style:style style:name="T153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54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155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normal" style:font-weight-asian="normal" style:font-weight-complex="normal"/>
    </style:style>
    <style:style style:name="T156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/>
    </style:style>
    <style:style style:name="T15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5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ff00"/>
    </style:style>
    <style:style style:name="T159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160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161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162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1" style:font-name-complex="Calibri1"/>
    </style:style>
    <style:style style:name="T16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ff"/>
    </style:style>
    <style:style style:name="T164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6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00"/>
    </style:style>
    <style:style style:name="T16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6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168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169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170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17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172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/>
    </style:style>
    <style:style style:name="T173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normal" style:font-weight-asian="normal" style:font-weight-complex="normal"/>
    </style:style>
    <style:style style:name="T17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/>
    </style:style>
    <style:style style:name="T175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 fo:color="#ffff00"/>
    </style:style>
    <style:style style:name="T176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00" fo:font-weight="bold" style:font-weight-asian="bold" style:font-weight-complex="bold"/>
    </style:style>
    <style:style style:name="T177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ff" fo:font-weight="normal" style:font-weight-asian="normal" style:font-weight-complex="normal"/>
    </style:style>
    <style:style style:name="T178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6d6d" fo:font-weight="bold" style:font-weight-asian="bold" style:font-weight-complex="bold"/>
    </style:style>
    <style:style style:name="T179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weight="normal" style:font-weight-asian="normal" style:font-weight-complex="normal" fo:color="#ffff00"/>
    </style:style>
    <style:style style:name="T180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00" fo:font-weight="normal" style:font-weight-asian="normal" style:font-weight-complex="normal"/>
    </style:style>
    <style:style style:name="T181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weight="bold" style:font-weight-asian="bold" style:font-weight-complex="bold" fo:color="#ff6d6d"/>
    </style:style>
    <style:style style:name="T182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83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184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/>
    </style:style>
    <style:style style:name="T185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186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1" style:font-name-complex="Calibri1"/>
    </style:style>
    <style:style style:name="T187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188" style:family="text">
      <style:text-properties style:text-underline-style="solid" style:text-underline-width="auto" style:text-underline-color="font-color" fo:color="#ff0000"/>
    </style:style>
    <style:style style:name="T189" style:family="text">
      <style:text-properties fo:color="#ff0000"/>
    </style:style>
    <style:style style:name="T190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1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92" style:family="text">
      <style:text-properties fo:color="#ff8000"/>
    </style:style>
    <style:style style:name="T193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94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195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96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97" style:family="text">
      <style:text-properties fo:color="#ffff38"/>
    </style:style>
    <style:style style:name="T198" style:family="text">
      <style:text-properties fo:color="#ffff38" fo:font-weight="bold" style:font-weight-asian="bold" style:font-weight-complex="bold"/>
    </style:style>
    <style:style style:name="T1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0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20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203" style:family="text">
      <style:text-properties fo:font-weight="normal" style:font-weight-asian="normal" style:font-weight-complex="normal" fo:color="#ffff00"/>
    </style:style>
    <style:style style:name="T204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205" style:family="text">
      <style:text-properties fo:color="#ffff00" style:font-name="Mono1"/>
    </style:style>
    <style:style style:name="T206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07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08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9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10" style:family="text">
      <style:text-properties fo:color="#ffff00" fo:font-weight="normal" style:font-weight-asian="normal" style:font-weight-complex="normal"/>
    </style:style>
    <style:style style:name="T211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12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3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14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15" style:family="text">
      <style:text-properties fo:color="#ffff00" fo:font-weight="bold" style:font-weight-asian="bold" style:font-weight-complex="bold"/>
    </style:style>
    <style:style style:name="T216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7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18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19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20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221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22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2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224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225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226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227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228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229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23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3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23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23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23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23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38"/>
    </style:style>
    <style:style style:name="T236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23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238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bold" style:font-weight-asian="bold" style:font-weight-complex="bold"/>
    </style:style>
    <style:style style:name="T239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/>
    </style:style>
    <style:style style:name="T240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241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242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243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244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2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000000"/>
    </style:style>
    <style:style style:name="T2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2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1" style:font-name-complex="Calibri1"/>
    </style:style>
    <style:style style:name="T2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 fo:color="#000000"/>
    </style:style>
    <style:style style:name="T24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 fo:color="#ffff00"/>
    </style:style>
    <style:style style:name="T250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251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4">
        <table:table-column table:style-name="co1" table:default-cell-style-name="ce78"/>
        <table:table-column table:style-name="co2" table:default-cell-style-name="ce78"/>
        <table:table-column table:style-name="co16" table:default-cell-style-name="ce48"/>
        <table:table-column table:style-name="co4" table:default-cell-style-name="ce78"/>
        <table:table-column table:style-name="co5" table:number-columns-repeated="1020" table:default-cell-style-name="ce78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37">diversos</text:span><text:span text:style-name="T138"> tipos de textos</text:span><text:span text:style-name="T139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140"> (conotativo ou </text:span><text:span text:style-name="T141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142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142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140">(uso de preposições / </text:span><text:span text:style-name="T141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142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143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143"> </text:span><text:span text:style-name="T144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145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145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145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46">Engenharia de Software</text:span>: ciclo de vida do software <text:span text:style-name="T147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46">Engenharia de requisitos</text:span>: técnicas de elicitação de requisitos, gerenciamento de requisitos, especificação de requisitos, técnicas de validação de requisit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46">Engenharia de usabilidade</text:span>: conceitos básicos e aplicações, critérios, recomendações e guias de estilo, análise de requisitos de usabilidade, 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Metodologias de desenvolvimento de software</text:span>: padrões de projeto, processo unificado <text:span text:style-name="T147">(RUP)</text:span>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sistema gerenciador de banco de dados (SGBD): MySQL, PostgreSQL </text:span><text:span text:style-name="T149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46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serviços – <text:span text:style-name="T146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46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46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46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6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6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controles e <text:span text:style-name="T146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50"> (</text:span><text:span text:style-name="T151">listas</text:span><text:span text:style-name="T152">: fila, pilha, lista encadeada circular – </text:span><text:span text:style-name="T151">árvore</text:span><text:span text:style-name="T152">, </text:span><text:span text:style-name="T151">hashtables</text:span><text:span text:style-name="T152">, </text:span><text:span text:style-name="T151">grafos</text:span><text:span text:style-name="T152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53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54">Condicionais</text:span><text:span text:style-name="T155">(também chamadas de Estruturas de Seleção IF ELSE, SWITCH CASE) e de </text:span><text:span text:style-name="T156">Repetição</text:span><text:span text:style-name="T155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estruturada<text:span text:style-name="T150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57">Modularização </text:span><text:span text:style-name="T158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50"> (o ideal é um sistema com</text:span><text:span text:style-name="T151"> Alta Coesão </text:span><text:span text:style-name="T152">e </text:span><text:span text:style-name="T159">Fraco Acoplamento</text:span><text:span text:style-name="T160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143">(palavras-chave: </text:span><text:span text:style-name="T161">void</text:span><text:span text:style-name="T162"> / </text:span><text:span text:style-name="T161">return</text:span><text:span text:style-name="T162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50"> (aponta para o endereço de memória ‘&amp;’)</text:span><text:span text:style-name="T163"> e Chamadas por </text:span>valor <text:span text:style-name="T153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143"> (disparo de ações na mudança de estado, envio de mensagens ao manipular interfaces gráfic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4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4">tratamento de exceção</text:span><text:span text:style-name="T165"> (throw, try catch, finally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HP <text:span text:style-name="T143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8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143">(WebStorage)</text:span>, camadas<text:span text:style-name="T143">(MVC)</text:span> e design patterns<text:span text:style-name="T143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143">(design pattern/JSON)</text:span>, SOAP<text:span text:style-name="T143">(protocolo/XML)</text:span> e WebApi<text:span text:style-name="T143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6">Noções sobre metodologias de análise, projeto e desenvolvimento de sistemas</text:span><text:span text:style-name="T163"> </text:span><text:span text:style-name="T165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6">Modelagem UML</text:span><text:span text:style-name="T163"> </text:span><text:span text:style-name="T165">(diagramas </text:span><text:span text:style-name="T167">estruturais</text:span><text:span text:style-name="T168"> e </text:span><text:span text:style-name="T167">comportamentais</text:span><text:span text:style-name="T168">)</text:span><text:span text:style-name="T169"> </text:span><text:span text:style-name="T170">e E-R</text:span><text:span text:style-name="T171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143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19">
          <table:covered-table-cell/>
          <table:table-cell table:style-name="ce42" office:value-type="string" calcext:value-type="string">
            <text:p>Modelagem de Dados <text:span text:style-name="T164">(</text:span><text:span text:style-name="T165">tipos de modelos: </text:span>Modelo Conceitual<text:span text:style-name="T143">(DER)</text:span>, Modelo Lógico<text:span text:style-name="T143">(ficha da entidade)</text:span>, Modelo Físico<text:span text:style-name="T143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6">Modelo entidade relacionamento</text:span><text:span text:style-name="T165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143">(dados representados em </text:span><text:span text:style-name="T172">Tabelas</text:span><text:span text:style-name="T173">, [Entidade, atributo e relacionamento], </text:span><text:span text:style-name="T172">chaves primárias </text:span><text:span text:style-name="T173">e </text:span><text:span text:style-name="T172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143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143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174">Mapeamento E-R para relacional </text:span><text:span text:style-name="T175">[</text:span><text:span text:style-name="T176">Entidade</text:span><text:span text:style-name="T177"> </text:span><text:span text:style-name="T178">→</text:span><text:span text:style-name="T177"> </text:span><text:span text:style-name="T179">Tabela] [</text:span><text:span text:style-name="T176">Atributos</text:span><text:span text:style-name="T177"> </text:span><text:span text:style-name="T178">→</text:span><text:span text:style-name="T177"> </text:span><text:span text:style-name="T179">Colunas/campos] [</text:span><text:span text:style-name="T176">Relacionamento</text:span><text:span text:style-name="T180"> </text:span><text:span text:style-name="T178">→ </text:span><text:span text:style-name="T180">Cardinalidade] [Instância</text:span><text:span text:style-name="T176"> </text:span><text:span text:style-name="T181">→</text:span><text:span text:style-name="T177"> </text:span><text:span text:style-name="T179">Linhas/registros/tuplas]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143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143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8">
          <table:covered-table-cell/>
          <table:table-cell table:style-name="ce42" office:value-type="string" calcext:value-type="string">
            <text:p>Sistemas Gerenciadores de Banco de Dados: tabelas, visões <text:span text:style-name="T182">(selects armazenados na memória cache)</text:span>, índices<text:span text:style-name="T182"> (resumo de grandes tabelas)</text:span>, sequências <text:span text:style-name="T182">(criam um valor para uma chave primária)</text:span>, sinônimos <text:span text:style-name="T182">(referencia outro esquema de um BD distribuído)</text:span>, restrições <text:span text:style-name="T182">(regras para garantir a integridade)</text:span>, dicionário de dados<text:span text:style-name="T182"> (documento de metadados sobre a estrutura do BD)</text:span><text:span text:style-name="T163">, restrições de integridade </text:span><text:span text:style-name="T165">(domínio, referencial, vazio, chave ou definida pelo usuário)</text:span>, constraints<text:span text:style-name="T182">(de </text:span><text:span text:style-name="T183">TIPOS, NOT NULL, UNIQUE, PK, FK, DEFAULT, CHECK</text:span><text:span text:style-name="T184">)</text:span>, tipos de dados <text:span text:style-name="T182">(</text:span><text:span text:style-name="T183">int</text:span><text:span text:style-name="T184">, </text:span><text:span text:style-name="T183">char</text:span><text:span text:style-name="T184">, </text:span><text:span text:style-name="T183">varchar</text:span><text:span text:style-name="T184">, </text:span><text:span text:style-name="T183">float</text:span><text:span text:style-name="T184">, </text:span><text:span text:style-name="T185">date</text:span><text:span text:style-name="T186">)</text:span>, SQL, PL/SQL. <text:span text:style-name="T143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8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8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_2022" table:style-name="ta3">
        <table:table-column table:style-name="co7" table:default-cell-style-name="ce157"/>
        <table:table-column table:style-name="co8" table:default-cell-style-name="Default"/>
        <table:table-column table:style-name="co9" table:default-cell-style-name="ce174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10">
          <table:table-cell table:style-name="ce101" office:value-type="string" calcext:value-type="string">
            <text:p>Matéria</text:p>
          </table:table-cell>
          <table:table-cell table:style-name="ce158" office:value-type="string" calcext:value-type="string">
            <text:p>Conteúdo</text:p>
          </table:table-cell>
          <table:table-cell table:style-name="ce168" office:value-type="string" calcext:value-type="string">
            <text:p>ESTUDO</text:p>
          </table:table-cell>
          <table:table-cell table:style-name="ce175" office:value-type="string" calcext:value-type="string">
            <text:p>REVISÃO</text:p>
          </table:table-cell>
          <table:table-cell table:style-name="ce158" table:number-columns-repeated="1020"/>
        </table:table-row>
        <table:table-row table:style-name="ro2">
          <table:table-cell table:style-name="ce102" office:value-type="string" calcext:value-type="string" table:number-columns-spanned="1" table:number-rows-spanned="9">
            <text:p>LÍNGUA PORTUGUESA</text:p>
          </table:table-cell>
          <table:table-cell table:style-name="ce159" office:value-type="string" calcext:value-type="string">
            <text:p>1 Leitura e interpretação de <text:span text:style-name="T52">diversos</text:span><text:span text:style-name="T188"> tipos de textos</text:span><text:span text:style-name="T189"> </text:span>(literários e não literários).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9" office:value-type="string" calcext:value-type="string">
            <text:p>2 Sinônimos e antônimos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9" office:value-type="string" calcext:value-type="string">
            <text:p><text:span text:style-name="T190">3 Sentido próprio e figurado das palavras</text:span><text:span text:style-name="T191"> (conotativo ou </text:span><text:span text:style-name="T189">denotativo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9" office:value-type="string" calcext:value-type="string">
            <text:p>4 Pontuação <text:span text:style-name="T189">(Quando usar e não usar a vírgula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9" office:value-type="string" calcext:value-type="string">
            <text:p>5 Classes de palavras.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60" office:value-type="string" calcext:value-type="string">
            <text:p>6 Concordância nominal e verbal.<text:span text:style-name="T189"> (flexão de gênero, número e/ou pessoa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9" office:value-type="string" calcext:value-type="string">
            <text:p><text:span text:style-name="T190">7 Regências nominal  e verbal. </text:span><text:span text:style-name="T191">(uso de preposições / </text:span><text:span text:style-name="T189">VTD ou VTI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9" office:value-type="string" calcext:value-type="string">
            <text:p>8  Colocação pronominal<text:span text:style-name="T189"> (próclise, ênclise e mesóclise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60" office:value-type="string" calcext:value-type="string">
            <text:p>9 Crase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29" office:value-type="string" calcext:value-type="string" table:number-columns-spanned="1" table:number-rows-spanned="13">
            <text:p>MATEMÁTICA</text:p>
          </table:table-cell>
          <table:table-cell table:style-name="ce161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0"/>
          <table:table-cell table:style-name="ce161" office:value-type="string" calcext:value-type="string">
            <text:p>Representações fracionária ou decimal.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0"/>
          <table:table-cell table:style-name="ce161" office:value-type="string" calcext:value-type="string">
            <text:p>Mínimo múltiplo comum (MMC)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150"/>
          <table:table-cell table:style-name="ce161" office:value-type="string" calcext:value-type="string">
            <text:p>Máximo divisor comum (MDC)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0"/>
          <table:table-cell table:style-name="ce161" office:value-type="string" calcext:value-type="string">
            <text:p>Porcentagem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150"/>
          <table:table-cell table:style-name="ce161" office:value-type="string" calcext:value-type="string">
            <text:p>Razão e proporção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150"/>
          <table:table-cell table:style-name="ce161" office:value-type="string" calcext:value-type="string">
            <text:p>Regra de três simples ou composta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150"/>
          <table:table-cell table:style-name="ce161" office:value-type="string" calcext:value-type="string">
            <text:p>Sistema de equações do 1º grau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150"/>
          <table:table-cell table:style-name="ce161" office:value-type="string" calcext:value-type="string">
            <text:p>Equações do 2º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150"/>
          <table:table-cell table:style-name="ce161" office:value-type="string" calcext:value-type="string">
            <text:p>Grandezas e medidas – quantidade, tempo, comprimento, superfície, capacidade e massa <text:span text:style-name="T147">1m3 = 1000litros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150"/>
          <table:table-cell table:style-name="ce161" office:value-type="string" calcext:value-type="string">
            <text:p>Relação entre grandezas – tabela ou gráfico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150"/>
          <table:table-cell table:style-name="ce161" office:value-type="string" calcext:value-type="string">
            <text:p>Tratamento da informação – média aritmética simples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129"/>
          <table:table-cell table:style-name="ce161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53" office:value-type="string" calcext:value-type="string" table:number-columns-spanned="1" table:number-rows-spanned="2">
            <text:p><text:span text:style-name="T187">ATUALIDADES</text:span></text:p>
            <text:p/>
          </table:table-cell>
          <table:table-cell table:style-name="ce154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54" table:number-columns-repeated="2"/>
          <table:table-cell table:style-name="ce179" table:number-columns-repeated="1020"/>
        </table:table-row>
        <table:table-row table:style-name="ro1">
          <table:covered-table-cell table:style-name="ce154"/>
          <table:table-cell table:style-name="ce154" office:value-type="string" calcext:value-type="string">
            <text:p>Anúncio remarcando provas publicado dia 30/08. (provavelmente serão questões do primeiro trimestre de 2020)</text:p>
          </table:table-cell>
          <table:table-cell table:style-name="ce154" table:number-columns-repeated="2"/>
          <table:table-cell table:style-name="ce179" table:number-columns-repeated="1020"/>
        </table:table-row>
        <table:table-row table:style-name="ro4">
          <table:table-cell table:style-name="ce155" office:value-type="string" calcext:value-type="string" table:number-columns-spanned="1" table:number-rows-spanned="6">
            <text:p>RACIOCÍNIO LÓGICO</text:p>
          </table:table-cell>
          <table:table-cell table:style-name="ce15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54" table:number-columns-repeated="2"/>
          <table:table-cell table:number-columns-repeated="1020"/>
        </table:table-row>
        <table:table-row table:style-name="ro11">
          <table:covered-table-cell table:style-name="ce155"/>
          <table:table-cell table:style-name="ce162" office:value-type="string" calcext:value-type="string">
            <text:p>Estruturas lógicas<text:span text:style-name="T147"> </text:span><text:span text:style-name="T192">(tabela do sim ou não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155"/>
          <table:table-cell table:style-name="ce162" office:value-type="string" calcext:value-type="string">
            <text:p>lógicas de argumentação<text:span text:style-name="T192"> equivalência(=): p→q = q ou ~p = ~q → ~p          negativa(~): p e ~q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5"/>
          <table:table-cell table:style-name="ce162" office:value-type="string" calcext:value-type="string">
            <text:p>Diagramas lógicos <text:span text:style-name="T192">Diagrama de Venn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5"/>
          <table:table-cell table:style-name="ce162" office:value-type="string" calcext:value-type="string">
            <text:p>Sequências <text:span text:style-name="T192">investigue a soma das diferenças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5"/>
          <table:table-cell table:style-name="ce154" office:value-type="string" calcext:value-type="string">
            <text:p>Operação com conjuntos</text:p>
          </table:table-cell>
          <table:table-cell table:style-name="ce15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193">Algoritmos e estruturas de dados e objetos</text:span><text:span text:style-name="T194"> (</text:span><text:span text:style-name="T195">listas</text:span><text:span text:style-name="T196">: fila, </text:span><text:span text:style-name="T194">pilha, lista encadeada circular – </text:span><text:span text:style-name="T195">árvore</text:span><text:span text:style-name="T194">, </text:span><text:span text:style-name="T195">hashtables</text:span><text:span text:style-name="T194">, </text:span><text:span text:style-name="T195">grafos</text:span><text:span text:style-name="T196">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Tipos de dados: elementares e estruturados<text:span text:style-name="T197"> (int, float, char, boolean – string, objeto, música, imagens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56"/>
          <table:table-cell table:style-name="ce163" office:value-type="string" calcext:value-type="string">
            <text:p>Estruturas de controle de fluxo: <text:span text:style-name="T198">Condicionais</text:span><text:span text:style-name="T197">(também chamadas de Estruturas de Seleção IF ELSE, SWITCH CASE) e de </text:span><text:span text:style-name="T198">Repetição</text:span><text:span text:style-name="T197">(WHILE, DO-WHILE, FOR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56"/>
          <table:table-cell table:style-name="ce163" office:value-type="string" calcext:value-type="string">
            <text:p><text:span text:style-name="T199">Programação estruturada</text:span><text:span text:style-name="T200"> (</text:span><text:span text:style-name="T201">Sequencial, Condicionais e Iterações) + </text:span><text:span text:style-name="T202">(funções e procedimentos: criados para organização, compreensão, manutenção, reuso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68">Modularização </text:span><text:span text:style-name="T203">(D</text:span><text:span text:style-name="T204">ividir o sistema em partes [classes, funções]. Facilita a detecção de erros, manutenção e reutilização do código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193">Acoplamento entre módulos e coesão de módulos</text:span><text:span text:style-name="T194"> (o ideal é um sistema com</text:span><text:span text:style-name="T195"> Alta Coesão </text:span><text:span text:style-name="T196">e </text:span><text:span text:style-name="T198">Fraco Acoplamento</text:span><text:span text:style-name="T197"> para ter boa manutenibilidade)</text:span></text:p>
          </table:table-cell>
          <table:table-cell table:style-name="ce170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Procedimentos e sub-rotinas <text:span text:style-name="T147"> (palavras-chave: </text:span><text:span text:style-name="T205">void</text:span><text:span text:style-name="T147"> / </text:span><text:span text:style-name="T205">return</text:span><text:span text:style-name="T147">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190">Chamadas por referência</text:span><text:span text:style-name="T206"> (aponta para o endereço de memória ‘&amp;’)</text:span><text:span text:style-name="T207"> e Chamadas por </text:span>valor <text:span text:style-name="T197">(só copia o dado para o parâmetro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6"/>
          <table:table-cell table:style-name="ce163" office:value-type="string" calcext:value-type="string">
            <text:p>Programação por eventos<text:span text:style-name="T147"> (disparo de ações na mudança de estado, envio de mensagens ao manipular interfaces gráficas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6"/>
          <table:table-cell table:style-name="ce163" office:value-type="string" calcext:value-type="string">
            <text:p><text:span text:style-name="T208">Programação orientada a objetos, classes, objetos, métodos, mensagens, herança, polimorfismo, sobrecarga,</text:span> interfaces e pacotes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6"/>
          <table:table-cell table:style-name="ce163" office:value-type="string" calcext:value-type="string">
            <text:p><text:span text:style-name="T208">tratamento de exceção</text:span><text:span text:style-name="T209"> (throw, try catch, finally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HTML 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11">
          <table:table-cell table:style-name="ce156"/>
          <table:table-cell table:style-name="ce163" office:value-type="string" calcext:value-type="string">
            <text:p>XML 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Javascript 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PHP <text:span text:style-name="T147">(linguagem interpretada [não-compilada], dinâmica pois não exige declarar a variável antes de usá-la, e fracamente tipada: não exige declarar o tipo)</text:span>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DHTML 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C# 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JSP (Java Server Pages)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Servlets 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ASP.Net (Active Server Pages)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Arquiteturas de componentes: Microsoft COM, .Net, J2EE. 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PL/SQL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11">
          <table:table-cell table:style-name="ce156"/>
          <table:table-cell table:style-name="ce163" office:value-type="string" calcext:value-type="string">
            <text:p>AJAX 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CSS </text:p>
          </table:table-cell>
          <table:table-cell table:style-name="ce170" office:value-type="string" calcext:value-type="string">
            <text:p>OK</text:p>
          </table:table-cell>
          <table:table-cell table:style-name="ce177"/>
          <table:table-cell table:number-columns-repeated="1020"/>
        </table:table-row>
        <table:table-row table:style-name="ro11">
          <table:table-cell table:style-name="ce156"/>
          <table:table-cell table:style-name="ce163" office:value-type="string" calcext:value-type="string">
            <text:p>Programação Web: conceitos fundamentais, persistência<text:span text:style-name="T210">(WebStorage)</text:span>, camadas<text:span text:style-name="T147">(MVC)</text:span> e design patterns<text:span text:style-name="T147">(GoF: Cretional, Structural e Behavioral)</text:span>. 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6"/>
          <table:table-cell table:style-name="ce163" office:value-type="string" calcext:value-type="string">
            <text:p>Web services usando REST<text:span text:style-name="T147">(design pattern/JSON)</text:span>, SOAP<text:span text:style-name="T147">(protocolo/XML)</text:span> e WebApi<text:span text:style-name="T147">(cliente/servidor)</text:span>: ModelagemUML e E-R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6"/>
          <table:table-cell table:style-name="ce163" office:value-type="string" calcext:value-type="string">
            <text:p><text:span text:style-name="T208">Noções sobre metodologias de análise, projeto e desenvolvimento de sistemas </text:span><text:span text:style-name="T209">(Agile/Scrum/XP)</text:span>, tecnologias web, frameworks de desenvolvimento 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208">Modelagem UML </text:span><text:span text:style-name="T209">(diagramas </text:span><text:span text:style-name="T211">estruturais</text:span><text:span text:style-name="T212"> e </text:span><text:span text:style-name="T211">comportamentais</text:span><text:span text:style-name="T212">)</text:span><text:span text:style-name="T213"> e E-R</text:span><text:span text:style-name="T214"> (entidade forte ou fraca, cardinalidade dos relacionamentos)</text:span></text:p>
          </table:table-cell>
          <table:table-cell table:style-name="ce170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Banco de Dados: Conceitos de BD <text:span text:style-name="T147">(hierárquico, rede, relacional e OO)</text:span> e de SGBD, arquitetura de SGBD, Funções básicas de SGBD 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190">Modelagem de Dados </text:span><text:span text:style-name="T207"> (</text:span><text:span text:style-name="T209">tipos de modelos: </text:span>Modelo Conceitual<text:span text:style-name="T147">(DER)</text:span>, Modelo Lógico<text:span text:style-name="T147">(ficha da entidade)</text:span>, Modelo Físico<text:span text:style-name="T147">(identificação com tipos e restrições)</text:span> 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208">Modelo entidade relacionamento</text:span><text:span text:style-name="T209"> (MER e sua representação gráfica: DER)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Modelo relacional <text:span text:style-name="T147">(dados representados em </text:span><text:span text:style-name="T215">Tabelas</text:span><text:span text:style-name="T210">, [Entidade, atributo e relacionamento], </text:span><text:span text:style-name="T215">chaves primárias </text:span><text:span text:style-name="T210">e </text:span><text:span text:style-name="T215">estrangeiras)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Restrições de integridade<text:span text:style-name="T147"> (Domínio, Referencial, Vazio, Chave ou Definida pelo Usuário)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Normalização e dependência funcional <text:span text:style-name="T147">(reduzir a redundância de dados para aumentar a integridade e desempenho, 1ª forma normal exige atomicidade)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12">
          <table:table-cell table:style-name="ce156"/>
          <table:table-cell table:style-name="ce165" office:value-type="string" calcext:value-type="string">
            <text:p><text:span text:style-name="T216">Mapeamento E-R para relacional  </text:span><text:span text:style-name="T217">[</text:span><text:span text:style-name="T218">Entidade</text:span><text:span text:style-name="T219"> </text:span><text:span text:style-name="T220">→</text:span><text:span text:style-name="T219"> </text:span><text:span text:style-name="T221">Tabela]    [</text:span><text:span text:style-name="T218">Atributos</text:span><text:span text:style-name="T219"> </text:span><text:span text:style-name="T220">→</text:span><text:span text:style-name="T219"> </text:span><text:span text:style-name="T221">Colunas/campos]    [</text:span><text:span text:style-name="T218">Relacionamento</text:span><text:span text:style-name="T222"> </text:span><text:span text:style-name="T220">→ </text:span><text:span text:style-name="T222">Cardinalidade]</text:span><text:span text:style-name="T223">   </text:span><text:span text:style-name="T224"> </text:span><text:span text:style-name="T225">[Instância</text:span><text:span text:style-name="T226"> </text:span><text:span text:style-name="T227">→</text:span><text:span text:style-name="T228"> </text:span><text:span text:style-name="T229">Linhas/registros/tuplas]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6"/>
          <table:table-cell table:style-name="ce166" office:value-type="string" calcext:value-type="string">
            <text:p>Álgebra relacional. 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6"/>
          <table:table-cell table:style-name="ce166" office:value-type="string" calcext:value-type="string">
            <text:p>Cálculo relacional </text:p>
          </table:table-cell>
          <table:table-cell table:style-name="ce172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6"/>
          <table:table-cell table:style-name="ce163" office:value-type="string" calcext:value-type="string">
            <text:p>Linguagem SQL: Linguagem de definição de dados (DDL), Linguagem de manipulação de dados (DML)</text:p>
          </table:table-cell>
          <table:table-cell table:style-name="ce173" office:value-type="string" calcext:value-type="string">
            <text:p>OK</text:p>
          </table:table-cell>
          <table:table-cell table:style-name="ce178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Conceito de transação<text:span text:style-name="T147"> (executada como tarefa única, seguindo os princípios do ACID; cláusulas Commit, Rollback, begin-end transaction)</text:span></text:p>
          </table:table-cell>
          <table:table-cell table:number-columns-repeated="2" table:style-name="ce1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6" office:value-type="string" calcext:value-type="string">
            <text:p>Procedimentos armazenados ("Stored Procedures") </text:p>
          </table:table-cell>
          <table:table-cell table:style-name="ce173" office:value-type="string" calcext:value-type="string">
            <text:p>OK</text:p>
          </table:table-cell>
          <table:table-cell table:style-name="ce173"/>
          <table:table-cell table:number-columns-repeated="1020"/>
        </table:table-row>
        <table:table-row table:style-name="ro11">
          <table:table-cell table:style-name="ce156"/>
          <table:table-cell table:style-name="ce166" office:value-type="string" calcext:value-type="string">
            <text:p>Gatilhos ("Triggers") <text:span text:style-name="T147">(stored procedure disparado por evento DML)</text:span></text:p>
          </table:table-cell>
          <table:table-cell table:style-name="ce173" office:value-type="string" calcext:value-type="string">
            <text:p>OK</text:p>
          </table:table-cell>
          <table:table-cell table:style-name="ce173"/>
          <table:table-cell table:number-columns-repeated="1020"/>
        </table:table-row>
        <table:table-row table:style-name="ro13">
          <table:table-cell table:style-name="ce156"/>
          <table:table-cell table:style-name="ce163" office:value-type="string" calcext:value-type="string">
            <text:p><text:span text:style-name="T190">Sistemas Gerenciadores de Banco de Dados: tabelas, visões </text:span><text:span text:style-name="T209">(selects armazenados na memória cache)</text:span><text:span text:style-name="T190">, índices</text:span><text:span text:style-name="T209"> (resumo de grandes tabelas)</text:span><text:span text:style-name="T190">, sequências </text:span><text:span text:style-name="T209">(criam um valor para uma chave primária)</text:span><text:span text:style-name="T190">, sinônimos </text:span><text:span text:style-name="T209">(referencia outro esquema de um BD distribuído)</text:span><text:span text:style-name="T190">, restrições </text:span><text:span text:style-name="T209">(regras para garantir a integridade)</text:span><text:span text:style-name="T190">, dicionário de dados</text:span><text:span text:style-name="T209"> (documento de metadados sobre a estrutura do BD)</text:span><text:span text:style-name="T207">, restrições de integridade </text:span><text:span text:style-name="T209">(domínio, referencial, vazio, chave ou definida pelo usuário)</text:span><text:span text:style-name="T190">, constraints</text:span><text:span text:style-name="T209">(de </text:span><text:span text:style-name="T230">TIPOS, NOT NULL, UNIQUE, PK, FK, DEFAULT, CHECK</text:span><text:span text:style-name="T231">)</text:span><text:span text:style-name="T232">, tipos de dados </text:span><text:span text:style-name="T233">(</text:span><text:span text:style-name="T234">int</text:span><text:span text:style-name="T231">, </text:span><text:span text:style-name="T234">char</text:span><text:span text:style-name="T231">, </text:span><text:span text:style-name="T234">varchar</text:span><text:span text:style-name="T231">, </text:span><text:span text:style-name="T234">float</text:span><text:span text:style-name="T231">, </text:span><text:span text:style-name="T205">date</text:span><text:span text:style-name="T147">)</text:span>, SQL, PL/SQL. <text:span text:style-name="T147">(e Suas cláusulas e funções)</text:span></text:p>
          </table:table-cell>
          <table:table-cell table:number-columns-repeated="2" table:style-name="ce1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6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73" office:value-type="string" calcext:value-type="string">
            <text:p>OK</text:p>
          </table:table-cell>
          <table:table-cell table:style-name="ce173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167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1" table:number-rows-repeated="104848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182"/>
        <table:table-column table:style-name="co2" table:default-cell-style-name="ce98"/>
        <table:table-column table:style-name="co11" table:default-cell-style-name="ce203"/>
        <table:table-column table:style-name="co12" table:default-cell-style-name="ce98"/>
        <table:table-column table:style-name="co5" table:number-columns-repeated="1020" table:default-cell-style-name="ce98"/>
        <table:table-row table:style-name="ro10">
          <table:table-cell table:style-name="ce180" office:value-type="string" calcext:value-type="string">
            <text:p>Matéria</text:p>
          </table:table-cell>
          <table:table-cell table:style-name="ce187" office:value-type="string" calcext:value-type="string">
            <text:p>Conteúdo</text:p>
          </table:table-cell>
          <table:table-cell table:style-name="ce201" office:value-type="string" calcext:value-type="string">
            <text:p>Estudo</text:p>
          </table:table-cell>
          <table:table-cell table:style-name="ce204" office:value-type="string" calcext:value-type="string">
            <text:p>Revisão</text:p>
          </table:table-cell>
          <table:table-cell table:style-name="ce187" table:number-columns-repeated="1020"/>
        </table:table-row>
        <table:table-row table:style-name="ro2">
          <table:table-cell table:style-name="ce181" office:value-type="string" calcext:value-type="string" table:number-columns-spanned="1" table:number-rows-spanned="9">
            <text:p>LÍNGUA PORTUGUESA</text:p>
          </table:table-cell>
          <table:table-cell table:style-name="ce188" office:value-type="string" calcext:value-type="string">
            <text:p>1 Leitura e interpretação de <text:span text:style-name="T137">diversos</text:span><text:span text:style-name="T138"> tipos de textos</text:span><text:span text:style-name="T139"> </text:span>(literários e não literários)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2 Sinônimos e antônimo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3 Sentido próprio e figurado das palavras<text:span text:style-name="T142"> (denotativo ou conotativo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4 Pontuação <text:span text:style-name="T142">(Quando usar e não usar a vírgula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5 Classes de palavras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9" office:value-type="string" calcext:value-type="string">
            <text:p>6 Concordância nominal e verbal.<text:span text:style-name="T142"> (flexão de gênero, número e/ou pessoa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7 Regências nominal e verbal. <text:span text:style-name="T140">(uso de preposições / </text:span><text:span text:style-name="T141">VTD ou VTI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8 Colocação pronominal<text:span text:style-name="T142"> (próclise, ênclise e mesóclise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9" office:value-type="string" calcext:value-type="string">
            <text:p>9 Crase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83" office:value-type="string" calcext:value-type="string" table:number-columns-spanned="1" table:number-rows-spanned="13">
            <text:p>MATEMÁTICA</text:p>
          </table:table-cell>
          <table:table-cell table:style-name="ce190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Representações fracionária ou decimal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Mínimo múltiplo comum (MMC)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0" office:value-type="string" calcext:value-type="string">
            <text:p>Máximo divisor comum (MDC)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Porcentagem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0" office:value-type="string" calcext:value-type="string">
            <text:p>Razão e proporção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0" office:value-type="string" calcext:value-type="string">
            <text:p>Regra de três simples ou composta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0" office:value-type="string" calcext:value-type="string">
            <text:p>Sistema de equações do 1º grau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0" office:value-type="string" calcext:value-type="string">
            <text:p>Equações do 2º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0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0" office:value-type="string" calcext:value-type="string">
            <text:p>Relação entre grandezas – tabela ou gráfico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0" office:value-type="string" calcext:value-type="string">
            <text:p>Tratamento da informação – média aritmética simple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90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84" office:value-type="string" calcext:value-type="string" table:number-columns-spanned="1" table:number-rows-spanned="2">
            <text:p><text:span text:style-name="T146">ATUALIDADES</text:span></text:p>
            <text:p/>
          </table:table-cell>
          <table:table-cell table:style-name="ce191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1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85" office:value-type="string" calcext:value-type="string" table:number-columns-spanned="1" table:number-rows-spanned="6">
            <text:p>RACIOCÍNIO LÓGICO</text:p>
          </table:table-cell>
          <table:table-cell table:style-name="ce192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2" office:value-type="string" calcext:value-type="string">
            <text:p>Estruturas lógica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2" office:value-type="string" calcext:value-type="string">
            <text:p>lógicas de argumentação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Diagramas lógico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Sequência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Operação com conjunto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86" office:value-type="string" calcext:value-type="string" table:number-columns-spanned="1" table:number-rows-spanned="39">
            <text:p>ESPECÍFICOS</text:p>
          </table:table-cell>
          <table:table-cell table:style-name="ce193" office:value-type="string" calcext:value-type="string">
            <text:p><text:span text:style-name="T166">Algoritmos e estruturas de dados e objetos</text:span><text:span text:style-name="T235"> (</text:span><text:span text:style-name="T236">listas</text:span><text:span text:style-name="T237">: fila, pilha, lista encadeada circular – </text:span><text:span text:style-name="T236">árvore</text:span><text:span text:style-name="T237">, </text:span><text:span text:style-name="T236">hashtables</text:span><text:span text:style-name="T237">, </text:span><text:span text:style-name="T236">grafos</text:span><text:span text:style-name="T237">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Tipos de dados: elementares e estruturados<text:span text:style-name="T153"> (int, float, char, boolean – string, objeto, música, imagen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Estruturas de controle de fluxo: <text:span text:style-name="T154">Condicionais</text:span><text:span text:style-name="T155">(também chamadas de Estruturas de Seleção IF ELSE, SWITCH CASE) e de </text:span><text:span text:style-name="T156">Repetição</text:span><text:span text:style-name="T155">(WHILE, DO-WHILE, FOR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94" office:value-type="string" calcext:value-type="string">
            <text:p>Programação estruturada<text:span text:style-name="T153"> (Sequencial, Condicionais e Iteraçõe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Modularização <text:span text:style-name="T153">(funções e procedimentos: criados para que se tenha organização, compreensão, manutenção, reuso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Acoplamento entre módulos e coesão de módulos<text:span text:style-name="T153"> (o ideal é um sistema com</text:span><text:span text:style-name="T156"> Fraco Acoplamento</text:span><text:span text:style-name="T155"> e</text:span><text:span text:style-name="T156"> Alta Coesão</text:span><text:span text:style-name="T155"> para ter boa manutenibilidade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Procedimentos e sub-rotinas <text:span text:style-name="T143">(palavras-chave: </text:span><text:span text:style-name="T161">void</text:span><text:span text:style-name="T162"> / </text:span><text:span text:style-name="T161">return</text:span><text:span text:style-name="T162">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Chamadas por referência<text:span text:style-name="T153"> (aponta para o endereço de memória ‘&amp;’)</text:span> e valor <text:span text:style-name="T153">(só copia o dado para o parâmetro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3" office:value-type="string" calcext:value-type="string">
            <text:p>Programação por eventos<text:span text:style-name="T143"> (mudança de estado, envio de mensagens ao manipular interfaces gráfica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93" office:value-type="string" calcext:value-type="string">
            <text:p>Programação orientada a objetos, classes, objetos, métodos, mensagens, herança, polimorfismo, sobrecarga, interfaces e pacotes, tratamento de exceção<text:span text:style-name="T143"> (throw, try catch, finally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HTML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5" office:value-type="string" calcext:value-type="string">
            <text:p>XML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DHTML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Javascript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C#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PHP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JSP<text:span text:style-name="T143"> (Java Server Page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3" office:value-type="string" calcext:value-type="string">
            <text:p>Servlet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ASP.Net <text:span text:style-name="T143">(Active Server Page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6">
          <table:covered-table-cell/>
          <table:table-cell table:style-name="ce196" table:number-columns-repeated="2"/>
          <table:table-cell table:style-name="ce205"/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Modelagem UML <text:span text:style-name="T182">(diagramas </text:span><text:span text:style-name="T238">estruturais</text:span><text:span text:style-name="T239"> e </text:span><text:span text:style-name="T238">comportamentais</text:span><text:span text:style-name="T239">)</text:span> e E-R<text:span text:style-name="T182"> (entidade forte ou fraca, cardinalidade dos relacionamentos)</text:span></text:p>
          </table:table-cell>
          <table:table-cell table:style-name="ce202" office:value-type="string" calcext:value-type="string">
            <text:p>OK</text:p>
          </table:table-cell>
          <table:table-cell table:style-name="ce20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Banco de Dados: Conceitos de BD <text:span text:style-name="T143">(hierárquico, rede, relacional e OO)</text:span> e de SGBD, arquitetura de SGBD, Funções básicas de SGBD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<text:span text:style-name="T166">Modelagem de Dados </text:span>(<text:span text:style-name="T182">tipos de modelos: </text:span>Modelo Conceitual<text:span text:style-name="T143">(DER)</text:span>, Modelo Lógico<text:span text:style-name="T143">(ficha da entidade)</text:span>, Modelo Físico<text:span text:style-name="T143">(identificação com tipos e restriçõe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Modelo entidade relacionamento<text:span text:style-name="T182"> (MER e sua representação gráfica: DER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Modelo relacional <text:span text:style-name="T143">(dados representados em </text:span><text:span text:style-name="T172">Tabelas</text:span><text:span text:style-name="T173">, [Entidade, atributo e relacionamento], </text:span><text:span text:style-name="T172">chaves primárias </text:span><text:span text:style-name="T173">e </text:span><text:span text:style-name="T172">estrangeira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Restrições de integridade<text:span text:style-name="T143"> (Domínio, Referencial, Vazio, Chave ou Definida pelo Usuário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Normalização e dependência funcional <text:span text:style-name="T143">(reduzir a redundância de dados para aumentar a integridade e desempenho, 1ª forma normal exige atomicidade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7" office:value-type="string" calcext:value-type="string">
            <text:p>Mapeamento E-R para relacional <text:span text:style-name="T143">[</text:span><text:span text:style-name="T172">Entidade</text:span> <text:span text:style-name="T240">→</text:span> <text:span text:style-name="T143">Tabela] [</text:span><text:span text:style-name="T172">Atributos</text:span> <text:span text:style-name="T240">→</text:span> <text:span text:style-name="T143">Colunas/campos] [</text:span><text:span text:style-name="T172">Relacionamento</text:span><text:span text:style-name="T173"> </text:span><text:span text:style-name="T241">→ </text:span><text:span text:style-name="T242">Cardinalidade] [Instância</text:span><text:span text:style-name="T243"> </text:span><text:span text:style-name="T244">→</text:span> <text:span text:style-name="T143">Linhas/registros/tuplas]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95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Conceito de transação<text:span text:style-name="T143"> (executada como tarefa única, seguindo os princípios do ACID; cláusulas Commit, Rollback, begin-end transaction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/>
          <table:table-cell table:style-name="ce193" office:value-type="string" calcext:value-type="string">
            <text:p><text:span text:style-name="T166">Sistemas Gerenciadores de Banco de Dados: tabelas, visões </text:span><text:span text:style-name="T165">(selects armazenados na memória cache)</text:span><text:span text:style-name="T245">, índices</text:span><text:span text:style-name="T165"> (resumo de grandes tabelas)</text:span><text:span text:style-name="T245">, sequências </text:span><text:span text:style-name="T165">(criam um valor para uma chave primária)</text:span><text:span text:style-name="T245">, sinônimos </text:span><text:span text:style-name="T165">(referencia outro esquema de um BD distribuído)</text:span><text:span text:style-name="T245">, restrições </text:span><text:span text:style-name="T165">(regras para garantir a integridade)</text:span><text:span text:style-name="T245">, dicionário de dados</text:span><text:span text:style-name="T165"> (documento de metadados sobre a estrutura do BD)</text:span>, restrições de integridade <text:span text:style-name="T182">(domínio, referencial, vazio, chave ou definida pelo usuário)</text:span><text:span text:style-name="T245">, constraints</text:span><text:span text:style-name="T165">(de </text:span><text:span text:style-name="T246">TIPOS, NOT NULL, UNIQUE, PK, FK, DEFAULT, CHECK</text:span><text:span text:style-name="T247">)</text:span><text:span text:style-name="T248">, tipos de dados </text:span><text:span text:style-name="T249">(</text:span><text:span text:style-name="T246">int</text:span><text:span text:style-name="T247">, </text:span><text:span text:style-name="T246">char</text:span><text:span text:style-name="T247">, </text:span><text:span text:style-name="T246">varchar</text:span><text:span text:style-name="T247">, </text:span><text:span text:style-name="T246">float</text:span><text:span text:style-name="T247">, </text:span><text:span text:style-name="T250">date</text:span><text:span text:style-name="T251">)</text:span>, SQL, PL/SQL. <text:span text:style-name="T143">(e seus parâmetro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8" table:number-columns-spanned="3" table:number-rows-spanned="1"/>
          <table:covered-table-cell table:number-columns-repeated="2"/>
          <table:table-cell table:number-columns-repeated="1020"/>
        </table:table-row>
        <table:table-row table:style-name="ro11">
          <table:covered-table-cell/>
          <table:table-cell table:style-name="ce199" office:value-type="string" calcext:value-type="string">
            <text:p>Se sobrar tempo, veja: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0" office:value-type="string" calcext:value-type="string">
            <text:p>Scrum, XP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0" office:value-type="string" calcext:value-type="string">
            <text:p>Arquiteturas de componentes: Microsoft COM, .Net, J2EE.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0" office:value-type="string" calcext:value-type="string">
            <text:p>AJAX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0" office:value-type="string" calcext:value-type="string">
            <text:p>CSS</text:p>
          </table:table-cell>
          <table:table-cell table:style-name="ce202" office:value-type="string" calcext:value-type="string">
            <text:p>OK</text:p>
          </table:table-cell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covered-table-cell/>
          <table:table-cell table:style-name="ce200" office:value-type="string" calcext:value-type="string">
            <text:p>Programação Web: conceitos fundamentais, persistência, camadas e design patterns.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table-cell/>
          <table:table-cell table:style-name="ce200" office:value-type="string" calcext:value-type="string">
            <text:p>Web services usando REST, SOAP e WebApi: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table-cell/>
          <table:table-cell table:style-name="ce200" office:value-type="string" calcext:value-type="string">
            <text:p>Procedimentos armazenados ("Stored Procedures")</text:p>
          </table:table-cell>
          <table:table-cell table:style-name="ce202" office:value-type="string" calcext:value-type="string">
            <text:p>OK</text:p>
          </table:table-cell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table-cell/>
          <table:table-cell table:style-name="ce200" office:value-type="string" calcext:value-type="string">
            <text:p>Gatilhos ("Triggers") <text:span text:style-name="T143">(stored procedure disparado por evento DML)</text:span></text:p>
          </table:table-cell>
          <table:table-cell table:style-name="ce202" office:value-type="string" calcext:value-type="string">
            <text:p>OK</text:p>
          </table:table-cell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table-cell/>
          <table:table-cell table:style-name="ce200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1" table:number-rows-repeated="104850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23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15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5P0"/>
    </number:number-style>
    <number:date-style style:name="N10116" number:language="pt" number:country="BR">
      <number:day/>
      <number:text>/</number:text>
      <number:month/>
      <number:text>/</number:text>
      <number:year number:style="long"/>
    </number:date-style>
    <number:number-style style:name="N10117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7P0"/>
    </number:number-style>
    <number:date-style style:name="N10118" number:language="pt" number:country="BR">
      <number:day/>
      <number:text>/</number:text>
      <number:month number:textual="true"/>
      <number:text>/</number:text>
      <number:year/>
    </number:date-style>
    <number:date-style style:name="N10119" number:language="pt" number:country="BR">
      <number:day/>
      <number:text>/</number:text>
      <number:month number:textual="true"/>
    </number:date-style>
    <number:date-style style:name="N10120" number:language="pt" number:country="BR">
      <number:month number:textual="true"/>
      <number:text>/</number:text>
      <number:year/>
    </number:date-style>
    <number:number-style style:name="N10122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5-30T23:16:53.620000000</dc:date>
    <meta:print-date>2015-04-13T22:24:15Z</meta:print-date>
    <meta:editing-cycles>80</meta:editing-cycles>
    <meta:editing-duration>PT16H51M53S</meta:editing-duration>
    <meta:document-statistic meta:table-count="5" meta:cell-count="5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